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<text:span text:style-name="T2">This is a test i r</text:span><text:span text:style-name="T3">un for converting doc to doc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r contar</meta:initial-creator>
    <dc:creator>Tar contar</dc:creator>
    <meta:creation-date>2021-04-25T20:07:00Z</meta:creation-date>
    <dc:date>2021-04-25T20:07:00Z</dc: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7" meta:row-count="1" meta:non-whitespace-character-count="42"/>
  </office:meta>
</office:document-meta>
</file>